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701cm" svg:y="22.216cm" draw:caption-point-x="-0.61cm" draw:caption-point-y="1.51cm">
              <dc:date>2012-01-15T00:00:00</dc:date>
              <text:p text:style-name="P1">Not sure how the two forms of feedback interact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78cm" svg:y="22.216cm" draw:caption-point-x="-0.61cm" draw:caption-point-y="1.51cm">
              <dc:date>2012-01-15T00:00:00</dc:date>
              <text:p text:style-name="P1">Will need to pause transform feedback while displaying the overlay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76cm" svg:y="22.216cm" draw:caption-point-x="-0.61cm" draw:caption-point-y="1.51cm">
              <dc:date>2012-01-15T00:00:00</dc:date>
              <text:p text:style-name="P1">Will need to pause transform feedback while displaying the overlay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61cm" svg:y="22.216cm" draw:caption-point-x="-0.61cm" draw:caption-point-y="1.51cm">
              <dc:date>2012-01-15T00:00:00</dc:date>
              <text:p text:style-name="P1">Won't actually be broken, but potential for a more accurate count using asynchronous queries.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909cm" svg:y="47.859cm" draw:caption-point-x="-0.61cm" draw:caption-point-y="1.51cm">
              <dc:date>2012-01-15T00:00:00</dc:date>
              <text:p text:style-name="P1">New draw call DrawTransformFeedback is supported. However, begin_internal_render should probably auto-pause any existing XFB.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714cm" svg:y="48.308cm" draw:caption-point-x="-0.61cm" draw:caption-point-y="1.51cm">
              <dc:date>2012-01-15T00:00:00</dc:date>
              <text:p text:style-name="P1">Mostly there, but indexed queries need to be looked at.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909cm" svg:y="48.308cm" draw:caption-point-x="-0.61cm" draw:caption-point-y="1.51cm">
              <dc:date>2012-01-15T00:00:00</dc:date>
              <text:p text:style-name="P1">New command DrawTransformFeedbackStream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2012/01/15</text:date>, <text:time>12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15T12:57:13</dc:date>
    <dc:creator>Bruce Merry</dc:creator>
    <meta:editing-duration>PT9H19M18S</meta:editing-duration>
    <meta:editing-cycles>118</meta:editing-cycles>
    <meta:generator>LibreOffice/3.4$Unix LibreOffice_project/340m1$Build-402</meta:generator>
    <meta:document-statistic meta:table-count="1" meta:cell-count="1417" meta:object-count="0"/>
  </office:meta>
</office:document-meta>
</file>